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6.35cm" svg:height="2.794cm" svg:x="10.668cm" svg:y="2.794cm">
          <text:p text:style-name="P1">EGF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3.556cm" svg:height="2.032cm" svg:x="18.796cm" svg:y="1.016cm">
          <text:p text:style-name="P1">EGF lik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3.556cm" svg:height="2.032cm" svg:x="22.098cm" svg:y="4.318cm">
          <text:p text:style-name="P1">T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556cm" svg:height="2.032cm" svg:x="1.27cm" svg:y="8.636cm">
          <text:p text:style-name="P1">S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3.843cm" svg:y1="5.588cm" svg:x2="3.048cm" svg:y2="8.636cm" draw:start-shape="id1" draw:start-glue-point="2" draw:end-shape="id2" draw:end-glue-point="0" svg:d="m13843 5588v1525h-10795v1523" svg:viewBox="0 0 10796 3049">
          <text:p/>
        </draw:connector>
        <draw:custom-shape draw:style-name="gr1" draw:text-style-name="P1" xml:id="id3" draw:id="id3" draw:layer="layout" svg:width="3.556cm" svg:height="2.032cm" svg:x="1.27cm" svg:y="11.684cm">
          <text:p text:style-name="P1">R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556cm" svg:height="2.032cm" svg:x="1.27cm" svg:y="14.478cm">
          <text:p text:style-name="P1">RA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3.556cm" svg:height="2.032cm" svg:x="1.27cm" svg:y="17.526cm">
          <text:p text:style-name="P1">ME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3.556cm" svg:height="2.032cm" svg:x="12.192cm" svg:y="17.526cm">
          <text:p text:style-name="P1">E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3.556cm" svg:height="2.032cm" svg:x="18.034cm" svg:y="8.382cm">
          <text:p text:style-name="P1">PI3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3.556cm" svg:height="2.032cm" svg:x="18.034cm" svg:y="14.478cm">
          <text:p text:style-name="P1">AK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3.556cm" svg:height="2.032cm" svg:x="6.604cm" svg:y="8.636cm">
          <text:p text:style-name="P1">p90Rs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3.556cm" svg:height="2.032cm" svg:x="6.604cm" svg:y="11.684cm">
          <text:p text:style-name="P1">G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3.556cm" svg:height="2.032cm" svg:x="11.176cm" svg:y="11.684cm">
          <text:p text:style-name="P1">PP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3.556cm" svg:height="2.032cm" svg:x="6.604cm" svg:y="16.002cm">
          <text:p text:style-name="P1">PP2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3.048cm" svg:y1="10.668cm" svg:x2="3.048cm" svg:y2="11.684cm" draw:start-shape="id2" draw:start-glue-point="2" draw:end-shape="id3" draw:end-glue-point="0" svg:d="m3048 10668v1016" svg:viewBox="0 0 1 1017">
          <text:p/>
        </draw:connector>
        <draw:connector draw:style-name="gr2" draw:text-style-name="P1" draw:layer="layout" draw:type="line" svg:x1="3.048cm" svg:y1="13.716cm" svg:x2="3.048cm" svg:y2="14.478cm" draw:start-shape="id3" draw:start-glue-point="2" draw:end-shape="id4" draw:end-glue-point="0" svg:d="m3048 13716v762" svg:viewBox="0 0 1 763">
          <text:p/>
        </draw:connector>
        <draw:connector draw:style-name="gr2" draw:text-style-name="P1" draw:layer="layout" draw:type="line" svg:x1="3.048cm" svg:y1="16.51cm" svg:x2="3.048cm" svg:y2="17.526cm" draw:start-shape="id4" draw:start-glue-point="2" draw:end-shape="id5" draw:end-glue-point="0" svg:d="m3048 16510v1016" svg:viewBox="0 0 1 1017">
          <text:p/>
        </draw:connector>
        <draw:connector draw:style-name="gr2" draw:text-style-name="P1" draw:layer="layout" draw:type="line" svg:x1="4.826cm" svg:y1="18.542cm" svg:x2="12.192cm" svg:y2="18.542cm" draw:start-shape="id5" draw:start-glue-point="1" draw:end-shape="id6" draw:end-glue-point="3" svg:d="m4826 18542h7366" svg:viewBox="0 0 7367 1">
          <text:p/>
        </draw:connector>
        <draw:connector draw:style-name="gr2" draw:text-style-name="P1" draw:layer="layout" draw:type="line" svg:x1="19.812cm" svg:y1="10.414cm" svg:x2="19.812cm" svg:y2="14.478cm" draw:start-shape="id7" draw:start-glue-point="2" draw:end-shape="id8" draw:end-glue-point="0" svg:d="m19812 10414v4064" svg:viewBox="0 0 1 4065">
          <text:p/>
        </draw:connector>
        <draw:connector draw:style-name="gr2" draw:text-style-name="P1" draw:layer="layout" draw:type="line" svg:x1="18.034cm" svg:y1="15.494cm" svg:x2="4.826cm" svg:y2="15.494cm" draw:start-shape="id8" draw:start-glue-point="3" draw:end-shape="id4" draw:end-glue-point="1" svg:d="m18034 15494h-13208" svg:viewBox="0 0 13209 1">
          <text:p/>
        </draw:connector>
        <draw:connector draw:style-name="gr2" draw:text-style-name="P1" draw:layer="layout" draw:type="line" svg:x1="6.604cm" svg:y1="12.7cm" svg:x2="4.826cm" svg:y2="12.7cm" draw:start-shape="id9" draw:start-glue-point="3" draw:end-shape="id3" draw:end-glue-point="1" svg:d="m6604 12700h-1778" svg:viewBox="0 0 1779 1">
          <text:p/>
        </draw:connector>
        <draw:connector draw:style-name="gr2" draw:text-style-name="P1" draw:layer="layout" svg:x1="12.954cm" svg:y1="13.716cm" svg:x2="4.826cm" svg:y2="15.494cm" draw:start-shape="id10" draw:start-glue-point="2" draw:end-shape="id4" draw:end-glue-point="1" svg:d="m12954 13716v1778h-8128" svg:viewBox="0 0 8129 1779">
          <text:p/>
        </draw:connector>
        <draw:connector draw:style-name="gr2" draw:text-style-name="P1" draw:layer="layout" draw:type="line" svg:x1="6.604cm" svg:y1="17.018cm" svg:x2="4.826cm" svg:y2="18.542cm" draw:start-shape="id11" draw:start-glue-point="3" draw:end-shape="id5" draw:end-glue-point="1" svg:d="m6604 17018-1778 1524" svg:viewBox="0 0 1779 1525">
          <text:p/>
        </draw:connector>
        <draw:connector draw:style-name="gr2" draw:text-style-name="P1" draw:layer="layout" draw:type="line" svg:x1="6.604cm" svg:y1="9.652cm" svg:x2="4.826cm" svg:y2="9.652cm" draw:start-shape="id12" draw:start-glue-point="3" draw:end-shape="id2" draw:end-glue-point="1" svg:d="m6604 9652h-1778" svg:viewBox="0 0 1779 1">
          <text:p/>
        </draw:connector>
        <draw:connector draw:style-name="gr2" draw:text-style-name="P1" draw:layer="layout" svg:x1="13.843cm" svg:y1="5.588cm" svg:x2="19.812cm" svg:y2="8.382cm" draw:start-shape="id1" draw:start-glue-point="2" draw:end-shape="id7" draw:end-glue-point="0" svg:d="m13843 5588v1398h5969v1396" svg:viewBox="0 0 5970 2795">
          <text:p/>
        </draw:connector>
        <draw:connector draw:style-name="gr2" draw:text-style-name="P1" draw:layer="layout" draw:line-skew="0.514cm" svg:x1="15.748cm" svg:y1="18.542cm" svg:x2="10.16cm" svg:y2="9.652cm" draw:start-shape="id6" draw:start-glue-point="1" draw:end-shape="id12" draw:end-glue-point="1" svg:d="m15748 18542h1016v-8890h-6604" svg:viewBox="0 0 6605 8891">
          <text:p/>
        </draw:connector>
        <draw:connector draw:style-name="gr2" draw:text-style-name="P1" draw:layer="layout" svg:x1="18.796cm" svg:y1="2.032cm" svg:x2="13.843cm" svg:y2="2.794cm" draw:start-shape="id13" draw:start-glue-point="3" draw:end-shape="id1" draw:end-glue-point="0" svg:d="m18796 2032h-4953v762" svg:viewBox="0 0 4954 763">
          <text:p/>
        </draw:connector>
        <draw:connector draw:style-name="gr2" draw:text-style-name="P1" draw:layer="layout" svg:x1="23.876cm" svg:y1="4.318cm" svg:x2="22.352cm" svg:y2="2.032cm" draw:start-shape="id14" draw:start-glue-point="0" draw:end-shape="id13" draw:end-glue-point="1" svg:d="m23876 4318v-2286h-1524" svg:viewBox="0 0 1525 2287">
          <text:p/>
        </draw:connector>
        <draw:path draw:style-name="gr3" draw:text-style-name="P1" draw:layer="layout" svg:width="10.557cm" svg:height="2.963cm" draw:transform="rotate (3.10162461371912) translate (10.5495567954853cm 7.02586976835302cm)" svg:viewBox="0 0 10558 2964" svg:d="m0 2964c6355 0 10558-2964 10558-2964">
          <text:p/>
        </draw:path>
        <draw:path draw:style-name="gr3" draw:text-style-name="P1" draw:layer="layout" svg:width="5.118cm" svg:height="0.422cm" draw:transform="rotate (-0.066497044500984) translate (17.018cm 4.318cm)" svg:viewBox="0 0 5119 423" svg:d="m0 0c3818 0 5119 423 5119 423">
          <text:p/>
        </draw:path>
        <draw:path draw:style-name="gr3" draw:text-style-name="P1" draw:layer="layout" svg:width="2.779cm" svg:height="0.313cm" draw:transform="rotate (-0.463733982254893) translate (25.6540000411334cm 5.84199991775091cm)" svg:viewBox="0 0 2780 314" svg:d="m0 0c2272 0 2780 314 2780 314">
          <text:p/>
        </draw:path>
        <draw:connector draw:style-name="gr2" draw:text-style-name="P1" draw:layer="layout" svg:x1="15.748cm" svg:y1="18.542cm" svg:x2="23.876cm" svg:y2="6.35cm" draw:start-shape="id6" draw:start-glue-point="1" draw:end-shape="id14" draw:end-glue-point="2" svg:d="m15748 18542h8128v-12192" svg:viewBox="0 0 8129 12193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6%" fo:text-align="start" style:text-autospace="none" style:writing-mode="lr-tb"/>
      <style:text-properties style:use-window-font-color="true" fo:font-family="Calibri" style:font-family-generic="roman" style:font-pitch="variable" fo:font-size="11pt" fo:language="en" fo:country="US" style:letter-kerning="true" style:font-size-asian="11pt" style:language-asian="ar" style:country-asian="SA" style:font-family-complex="'WenQuanYi Micro Hei'" style:font-pitch-complex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DejaVu Sans Mono'" style:font-family-generic-complex="modern" style:font-pitch-complex="fixed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family-asian="'Lohit Hindi'"/>
    </style:style>
    <style:style style:name="Subtitle_20_Char" style:display-name="Subtitle Char" style:family="graphic">
      <style:paragraph-properties style:text-autospace="none"/>
      <style:text-properties fo:color="#657c9c" fo:font-size="14pt" fo:letter-spacing="0.026cm" style:font-size-asian="14pt" style:font-size-complex="14pt"/>
    </style:style>
    <style:style style:name="Title_20_Char" style:display-name="Title Char" style:family="graphic">
      <style:paragraph-properties style:text-autospace="none"/>
      <style:text-properties fo:color="#5b9bd5" fo:font-family="'Calibri Light'" style:font-family-generic="roman" style:font-pitch="variable" fo:font-size="32pt" fo:letter-spacing="-0.018cm" fo:font-weight="bold" style:letter-kerning="true" style:font-size-asian="28pt" style:font-weight-asian="bold" style:font-size-complex="28pt" style:font-weight-complex="bold"/>
    </style:style>
    <style:style style:name="style314" style:family="graphic">
      <style:paragraph-properties style:text-autospace="none"/>
    </style:style>
    <style:style style:name="style299" style:family="graphic">
      <style:paragraph-properties style:text-autospace="none"/>
    </style:style>
    <style:style style:name="style364" style:family="graphic">
      <style:paragraph-properties style:text-autospace="none"/>
    </style:style>
    <style:style style:name="style329" style:family="graphic">
      <style:paragraph-properties style:text-autospace="none"/>
    </style:style>
    <style:style style:name="style366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style365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ter </meta:initial-creator>
    <meta:creation-date>2014-11-13T13:27:28</meta:creation-date>
    <dc:date>2014-12-12T13:33:49</dc:date>
    <dc:creator>Carter </dc:creator>
    <meta:editing-duration>PT14M14S</meta:editing-duration>
    <meta:editing-cycles>6</meta:editing-cycles>
    <meta:generator>LibreOffice/3.5$Linux_X86_64 LibreOffice_project/350m1$Build-2</meta:generator>
    <meta:document-statistic meta:object-count="56"/>
  </office:meta>
</office:document-meta>
</file>